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ea8" officeooo:paragraph-rsid="00117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view Coaching business.</text:p>
      <text:p text:style-name="P1"/>
      <text:p text:style-name="P1">Tell me a bit about yourself. Who are you? Where do you come from? What did u study where do you work? Are you in a relationship? Get the demographics from this person</text:p>
      <text:p text:style-name="P1"/>
      <text:p text:style-name="P1">What are some problems in life where you struggled last couples of years and where you would have liked some coaching?</text:p>
      <text:p text:style-name="P1"/>
      <text:p text:style-name="P1">How would you search for a coach like that?</text:p>
      <text:p text:style-name="P1"/>
      <text:p text:style-name="P1">What do you think is important in this coach?</text:p>
      <text:p text:style-name="P1"/>
      <text:p text:style-name="P1">When would you take action to get onboard with a coach?</text:p>
      <text:p text:style-name="P1"/>
      <text:p text:style-name="P1">What would definitely put you off in a coach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0:20:43.684952877</meta:creation-date>
    <dc:date>2024-03-15T10:26:59.394644853</dc:date>
    <meta:editing-duration>PT6M16S</meta:editing-duration>
    <meta:editing-cycles>1</meta:editing-cycles>
    <meta:document-statistic meta:table-count="0" meta:image-count="0" meta:object-count="0" meta:page-count="1" meta:paragraph-count="7" meta:word-count="95" meta:character-count="501" meta:non-whitespace-character-count="413"/>
    <meta:generator>LibreOffice/7.6.5.2$Linux_X86_64 LibreOffice_project/60$Build-2</meta:generator>
  </office:meta>
</office:document-meta>
</file>